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9cm" fo:min-width="0.354cm"/>
    </style:style>
    <style:style style:name="gr4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style:font-name="Nimbus Roman" fo:font-size="18pt" fo:font-style="italic" style:font-size-asian="18pt" style:font-style-asian="italic" style:font-size-complex="18pt" style:font-style-complex="italic"/>
    </style:style>
    <style:style style:name="P3" style:family="paragraph">
      <loext:graphic-properties draw:fill="solid" draw:fill-color="#729fcf"/>
      <style:paragraph-properties fo:text-align="center"/>
      <style:text-properties style:font-name="Nimbus Roman" fo:font-size="18pt" fo:font-style="italic" style:font-size-asian="18pt" style:font-size-complex="18pt"/>
    </style:style>
    <style:style style:name="P4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Nimbus Roman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72cm" svg:y1="5.094cm" svg:x2="0.46cm" svg:y2="9.226cm">
          <text:p/>
        </draw:line>
        <draw:line draw:style-name="gr1" draw:text-style-name="P1" draw:layer="layout" svg:x1="5.074cm" svg:y1="5.094cm" svg:x2="0.46cm" svg:y2="5.094cm">
          <text:p/>
        </draw:line>
        <draw:line draw:style-name="gr1" draw:text-style-name="P1" draw:layer="layout" svg:x1="5.074cm" svg:y1="5.094cm" svg:x2="5.074cm" svg:y2="9.226cm">
          <text:p/>
        </draw:line>
        <draw:line draw:style-name="gr1" draw:text-style-name="P1" draw:layer="layout" svg:x1="5.074cm" svg:y1="5.094cm" svg:x2="9.696cm" svg:y2="1cm">
          <text:p/>
        </draw:line>
        <draw:line draw:style-name="gr2" draw:text-style-name="P1" draw:layer="layout" svg:x1="5.074cm" svg:y1="5.094cm" svg:x2="0.448cm" svg:y2="0.987cm">
          <text:p/>
        </draw:line>
        <draw:line draw:style-name="gr2" draw:text-style-name="P1" draw:layer="layout" svg:x1="5.074cm" svg:y1="5.094cm" svg:x2="9.696cm" svg:y2="9.249cm">
          <text:p/>
        </draw:line>
        <draw:line draw:style-name="gr1" draw:text-style-name="P1" draw:layer="layout" svg:x1="5.074cm" svg:y1="5.094cm" svg:x2="9.696cm" svg:y2="5.094cm">
          <text:p/>
        </draw:line>
        <draw:line draw:style-name="gr1" draw:text-style-name="P1" draw:layer="layout" svg:x1="5.074cm" svg:y1="5.094cm" svg:x2="5.074cm" svg:y2="1cm">
          <text:p/>
        </draw:line>
        <draw:frame draw:style-name="gr3" draw:text-style-name="P2" draw:layer="layout" svg:width="0.883cm" svg:height="0.971cm" svg:x="5.017cm" svg:y="4.102cm">
          <draw:text-box>
            <text:p><text:span text:style-name="T1">i</text:span></text:p>
          </draw:text-box>
        </draw:frame>
        <draw:custom-shape draw:style-name="gr4" draw:text-style-name="P3" draw:layer="layout" svg:width="0.224cm" svg:height="0.223cm" svg:x="0.331cm" svg:y="4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23cm" svg:height="0.223cm" svg:x="4.963cm" svg:y="9.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24cm" svg:height="0.223cm" svg:x="4.959cm" svg:y="0.87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0.223cm" svg:height="0.223cm" svg:x="9.585cm" svg:y="4.9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43cm" svg:height="0.228cm" svg:x="4.951cm" svg:y="4.9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44cm" svg:height="0.228cm" svg:x="0.331cm" svg:y="0.86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43cm" svg:height="0.229cm" svg:x="9.591cm" svg:y="9.1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43cm" svg:height="0.229cm" svg:x="9.57cm" svg:y="0.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44cm" svg:height="0.229cm" svg:x="0.312cm" svg:y="9.1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13:27.512560767</dc:date>
    <meta:editing-duration>PT2H12M18S</meta:editing-duration>
    <meta:editing-cycles>57</meta:editing-cycles>
    <meta:generator>LibreOffice/6.3.2.2$MacOSX_X86_64 LibreOffice_project/98b30e735bda24bc04ab42594c85f7fd8be07b9c</meta:generator>
    <meta:document-statistic meta:object-count="18"/>
  </office:meta>
</office:document-meta>
</file>